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3" style:family="table">
      <style:table-properties style:width="18.591cm" table:align="margins"/>
    </style:style>
    <style:style style:name="Table3.A" style:family="table-column">
      <style:table-column-properties style:column-width="5.71cm" style:rel-column-width="20126*"/>
    </style:style>
    <style:style style:name="Table3.B" style:family="table-column">
      <style:table-column-properties style:column-width="12.882cm" style:rel-column-width="45409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8.591cm" table:align="margins"/>
    </style:style>
    <style:style style:name="Table2.A" style:family="table-column">
      <style:table-column-properties style:column-width="5.711cm" style:rel-column-width="20132*"/>
    </style:style>
    <style:style style:name="Table2.B" style:family="table-column">
      <style:table-column-properties style:column-width="12.88cm" style:rel-column-width="45403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7.595cm" fo:margin-left="0cm" table:align="left"/>
    </style:style>
    <style:style style:name="Table4.A" style:family="table-column">
      <style:table-column-properties style:column-width="5.403cm"/>
    </style:style>
    <style:style style:name="Table4.B" style:family="table-column">
      <style:table-column-properties style:column-width="12.192cm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8.591cm" table:align="margins"/>
    </style:style>
    <style:style style:name="Table1.A" style:family="table-column">
      <style:table-column-properties style:column-width="5.711cm" style:rel-column-width="20132*"/>
    </style:style>
    <style:style style:name="Table1.B" style:family="table-column">
      <style:table-column-properties style:column-width="12.88cm" style:rel-column-width="45403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4" style:family="table-row">
      <style:table-row-properties style:min-row-height="11.809cm"/>
    </style:style>
    <style:style style:name="Table5" style:family="table">
      <style:table-properties style:width="17.595cm" fo:margin-left="0cm" table:align="left"/>
    </style:style>
    <style:style style:name="Table5.A" style:family="table-column">
      <style:table-column-properties style:column-width="5.403cm"/>
    </style:style>
    <style:style style:name="Table5.B" style:family="table-column">
      <style:table-column-properties style:column-width="12.192cm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17.595cm" fo:margin-left="0cm" table:align="left"/>
    </style:style>
    <style:style style:name="Table6.A" style:family="table-column">
      <style:table-column-properties style:column-width="5.398cm"/>
    </style:style>
    <style:style style:name="Table6.B" style:family="table-column">
      <style:table-column-properties style:column-width="12.197cm"/>
    </style:style>
    <style:style style:name="Table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.10" style:family="table-row">
      <style:table-row-properties style:min-row-height="3.642cm"/>
    </style:style>
    <style:style style:name="P1" style:family="paragraph" style:parent-style-name="Standard">
      <style:text-properties fo:font-size="10pt" fo:language="en" fo:country="US" officeooo:rsid="001dc91d" officeooo:paragraph-rsid="001dc91d" style:font-size-asian="10pt" style:font-size-complex="10pt"/>
    </style:style>
    <style:style style:name="P2" style:family="paragraph" style:parent-style-name="Standard">
      <style:text-properties fo:font-size="10pt" officeooo:rsid="0011204c" officeooo:paragraph-rsid="002851c8" style:font-size-asian="10pt" style:font-size-complex="10pt"/>
    </style:style>
    <style:style style:name="P3" style:family="paragraph" style:parent-style-name="Standard">
      <style:paragraph-properties fo:break-before="page"/>
      <style:text-properties fo:font-size="10pt" officeooo:rsid="0011204c" officeooo:paragraph-rsid="002851c8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65d5b1" officeooo:paragraph-rsid="007490bf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65d5b1" officeooo:paragraph-rsid="0077bca8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65d5b1" officeooo:paragraph-rsid="0065d5b1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65d5b1" officeooo:paragraph-rsid="006a75c4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65d5b1" officeooo:paragraph-rsid="00745dff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65d5b1" officeooo:paragraph-rsid="007725a3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65d5b1" officeooo:paragraph-rsid="007e26f3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65d5b1" officeooo:paragraph-rsid="007e64ca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65d5b1" officeooo:paragraph-rsid="0080343a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57125b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1f17f5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590ee0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5b3ebc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5c8676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5dd9fe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2e36f8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2fdc16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4fa080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507de7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5fc3ba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6044ab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62303d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ffd50" officeooo:paragraph-rsid="0057125b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139e5" officeooo:paragraph-rsid="00590ee0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2375f" officeooo:paragraph-rsid="005a88e4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3b581" officeooo:paragraph-rsid="005b3ebc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70d69" officeooo:paragraph-rsid="005b3ebc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70d69" officeooo:paragraph-rsid="00270d69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6a75c4" officeooo:paragraph-rsid="006a75c4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948fb" officeooo:paragraph-rsid="005c8676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948fb" officeooo:paragraph-rsid="005dd9fe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948fb" officeooo:paragraph-rsid="002e36f8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948fb" officeooo:paragraph-rsid="002fdc16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948fb" officeooo:paragraph-rsid="004fa080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948fb" officeooo:paragraph-rsid="00507de7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948fb" officeooo:paragraph-rsid="006044ab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948fb" officeooo:paragraph-rsid="0062303d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9cd46" officeooo:paragraph-rsid="005dd9fe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f6419" officeooo:paragraph-rsid="002f6419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fdc16" officeooo:paragraph-rsid="002fdc16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fdc16" officeooo:paragraph-rsid="004de226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fdc16" officeooo:paragraph-rsid="004f391d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31a27e" officeooo:paragraph-rsid="004fa080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31a27e" officeooo:paragraph-rsid="0031a27e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31a8e2" officeooo:paragraph-rsid="0031a8e2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31a8e2" officeooo:paragraph-rsid="00507de7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31a8e2" officeooo:paragraph-rsid="00507de7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3222bd" officeooo:paragraph-rsid="005f499c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797608" officeooo:paragraph-rsid="00797608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333f9e" officeooo:paragraph-rsid="005f499c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3828a1" officeooo:paragraph-rsid="005fc3ba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3b04e1" officeooo:paragraph-rsid="005fc3ba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3d0799" officeooo:paragraph-rsid="005fc3ba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43e234" officeooo:paragraph-rsid="006044ab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43e234" officeooo:paragraph-rsid="0043e234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4482cf" officeooo:paragraph-rsid="004482cf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44daa3" officeooo:paragraph-rsid="0062303d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46a35a" officeooo:paragraph-rsid="00639272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3d3cd7" officeooo:paragraph-rsid="003d3cd7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1dc91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25a96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270d6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3222b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333f9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350bf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3686d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3828a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3b04e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3c770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3d3cd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3eb31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40da3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41842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4482c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44daa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46a35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ffd50" officeooo:paragraph-rsid="001ffd5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ffd50" officeooo:paragraph-rsid="0055464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139e5" officeooo:paragraph-rsid="002139e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2375f" officeooo:paragraph-rsid="0022375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3b581" officeooo:paragraph-rsid="0023b58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5a965" officeooo:paragraph-rsid="0025a96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70d69" officeooo:paragraph-rsid="00270d6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70d69" officeooo:paragraph-rsid="005b3eb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948fb" officeooo:paragraph-rsid="002948f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948fb" officeooo:paragraph-rsid="002a76b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948fb" officeooo:paragraph-rsid="003686d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948fb" officeooo:paragraph-rsid="003828a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948fb" officeooo:paragraph-rsid="003b04e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948fb" officeooo:paragraph-rsid="003c770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948fb" officeooo:paragraph-rsid="003d3cd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948fb" officeooo:paragraph-rsid="003eb31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948fb" officeooo:paragraph-rsid="004482c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9cd46" officeooo:paragraph-rsid="0029cd4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a76b9" officeooo:paragraph-rsid="002a76b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bfef7" officeooo:paragraph-rsid="002bfef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f6419" officeooo:paragraph-rsid="002f641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fdc16" officeooo:paragraph-rsid="002fdc1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31a27e" officeooo:paragraph-rsid="0031a27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31a8e2" officeooo:paragraph-rsid="0031a8e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3222bd" officeooo:paragraph-rsid="003222b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333f9e" officeooo:paragraph-rsid="00333f9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350bf2" officeooo:paragraph-rsid="00350bf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3686db" officeooo:paragraph-rsid="003686d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3828a1" officeooo:paragraph-rsid="003828a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3b04e1" officeooo:paragraph-rsid="003b04e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3c7709" officeooo:paragraph-rsid="003c770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3d0799" officeooo:paragraph-rsid="003d079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3d3cd7" officeooo:paragraph-rsid="003d3cd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3eb310" officeooo:paragraph-rsid="003eb31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40da36" officeooo:paragraph-rsid="0040da3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418427" officeooo:paragraph-rsid="0041842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43e234" officeooo:paragraph-rsid="0043e23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4482cf" officeooo:paragraph-rsid="004482c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44daa3" officeooo:paragraph-rsid="0044daa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44daa3" officeooo:paragraph-rsid="0062303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46a35a" officeooo:paragraph-rsid="0046a35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5a88e4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3222bd" officeooo:paragraph-rsid="005f499c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c91d" officeooo:paragraph-rsid="0057125b" fo:background-color="#ffff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a76b9" officeooo:paragraph-rsid="002a76b9" fo:background-color="#ffff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65d5b1" officeooo:paragraph-rsid="0077bca8" fo:background-color="#ffff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65d5b1" officeooo:paragraph-rsid="00711fa2" fo:background-color="#ffff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65d5b1" officeooo:paragraph-rsid="007e26f3" fo:background-color="#ffff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31a8e2" officeooo:paragraph-rsid="0031a8e2" fo:background-color="#ffff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333f9e" officeooo:paragraph-rsid="005f499c" fo:background-color="#ffff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948fb" officeooo:paragraph-rsid="003d0799" fo:background-color="#ffff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3d0799" officeooo:paragraph-rsid="003d0799" fo:background-color="#ffff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3eb310" officeooo:paragraph-rsid="006044ab" fo:background-color="#ffff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officeooo:rsid="001dc91d" officeooo:paragraph-rsid="001dc91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11204c" officeooo:paragraph-rsid="001dc91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11204c" officeooo:paragraph-rsid="002851c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2e36f8" officeooo:paragraph-rsid="002e36f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451bb" officeooo:paragraph-rsid="001dc91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451bb" officeooo:paragraph-rsid="002851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e36f8" officeooo:paragraph-rsid="002e36f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ff49b" officeooo:paragraph-rsid="002ff49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22bd" officeooo:paragraph-rsid="003222b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c4f8" officeooo:paragraph-rsid="0034c4f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1204c" officeooo:paragraph-rsid="002851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686db" officeooo:paragraph-rsid="003686d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ddfd" officeooo:paragraph-rsid="0038ddf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bb0e3" officeooo:paragraph-rsid="003bb0e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30db7" officeooo:paragraph-rsid="002851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145" officeooo:paragraph-rsid="003d614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8427" officeooo:paragraph-rsid="0041842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e234" officeooo:paragraph-rsid="0043e23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8cece" officeooo:paragraph-rsid="0048ce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8ecab" officeooo:paragraph-rsid="0048eca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a79d5" officeooo:paragraph-rsid="004a79d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ff49b" officeooo:paragraph-rsid="004fa080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a79d5" officeooo:paragraph-rsid="00639272" fo:background-color="#fff2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a79d5" officeooo:paragraph-rsid="00639272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e36f8" officeooo:paragraph-rsid="002e36f8" fo:background-color="#ffff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8ecab" officeooo:paragraph-rsid="00639272" fo:background-color="#ffff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officeooo:rsid="001f17f5"/>
    </style:style>
    <style:style style:name="T2" style:family="text">
      <style:text-properties officeooo:rsid="001ffd50"/>
    </style:style>
    <style:style style:name="T3" style:family="text">
      <style:text-properties officeooo:rsid="002139e5"/>
    </style:style>
    <style:style style:name="T4" style:family="text">
      <style:text-properties officeooo:rsid="0023b581"/>
    </style:style>
    <style:style style:name="T5" style:family="text">
      <style:text-properties officeooo:rsid="00270d69"/>
    </style:style>
    <style:style style:name="T6" style:family="text">
      <style:text-properties officeooo:rsid="0029cd46"/>
    </style:style>
    <style:style style:name="T7" style:family="text">
      <style:text-properties officeooo:rsid="002a76b9"/>
    </style:style>
    <style:style style:name="T8" style:family="text">
      <style:text-properties officeooo:rsid="002e36f8"/>
    </style:style>
    <style:style style:name="T9" style:family="text">
      <style:text-properties officeooo:rsid="002fdc16"/>
    </style:style>
    <style:style style:name="T10" style:family="text">
      <style:text-properties officeooo:rsid="0031a27e"/>
    </style:style>
    <style:style style:name="T11" style:family="text">
      <style:text-properties officeooo:rsid="0031a8e2"/>
    </style:style>
    <style:style style:name="T12" style:family="text">
      <style:text-properties officeooo:rsid="003222bd"/>
    </style:style>
    <style:style style:name="T13" style:family="text">
      <style:text-properties officeooo:rsid="003686db"/>
    </style:style>
    <style:style style:name="T14" style:family="text">
      <style:text-properties officeooo:rsid="003828a1"/>
    </style:style>
    <style:style style:name="T15" style:family="text">
      <style:text-properties officeooo:rsid="003b04e1"/>
    </style:style>
    <style:style style:name="T16" style:family="text">
      <style:text-properties officeooo:rsid="003d0799"/>
    </style:style>
    <style:style style:name="T17" style:family="text">
      <style:text-properties officeooo:rsid="003d3cd7"/>
    </style:style>
    <style:style style:name="T18" style:family="text">
      <style:text-properties officeooo:rsid="003eb310"/>
    </style:style>
    <style:style style:name="T19" style:family="text">
      <style:text-properties officeooo:rsid="00418427"/>
    </style:style>
    <style:style style:name="T20" style:family="text">
      <style:text-properties officeooo:rsid="0043e234"/>
    </style:style>
    <style:style style:name="T21" style:family="text">
      <style:text-properties officeooo:rsid="004482cf"/>
    </style:style>
    <style:style style:name="T22" style:family="text">
      <style:text-properties officeooo:rsid="0044daa3"/>
    </style:style>
    <style:style style:name="T23" style:family="text">
      <style:text-properties officeooo:rsid="004d3d0a"/>
    </style:style>
    <style:style style:name="T24" style:family="text">
      <style:text-properties officeooo:rsid="004de226"/>
    </style:style>
    <style:style style:name="T25" style:family="text">
      <style:text-properties fo:language="en" fo:country="US" officeooo:rsid="004de226"/>
    </style:style>
    <style:style style:name="T26" style:family="text">
      <style:text-properties fo:language="en" fo:country="US" officeooo:rsid="004fa080"/>
    </style:style>
    <style:style style:name="T27" style:family="text">
      <style:text-properties fo:language="en" fo:country="US" officeooo:rsid="0060d0bc"/>
    </style:style>
    <style:style style:name="T28" style:family="text">
      <style:text-properties fo:language="en" fo:country="US" officeooo:rsid="00639272"/>
    </style:style>
    <style:style style:name="T29" style:family="text">
      <style:text-properties fo:language="en" fo:country="US" officeooo:rsid="00759696"/>
    </style:style>
    <style:style style:name="T30" style:family="text">
      <style:text-properties fo:language="en" fo:country="US" officeooo:rsid="008220e0"/>
    </style:style>
    <style:style style:name="T31" style:family="text">
      <style:text-properties officeooo:rsid="005f499c"/>
    </style:style>
    <style:style style:name="T32" style:family="text">
      <style:text-properties officeooo:rsid="0060d0bc"/>
    </style:style>
    <style:style style:name="T33" style:family="text">
      <style:text-properties officeooo:rsid="00639272"/>
    </style:style>
    <style:style style:name="T34" style:family="text">
      <style:text-properties officeooo:rsid="006a75c4"/>
    </style:style>
    <style:style style:name="T35" style:family="text">
      <style:text-properties officeooo:rsid="006e4436"/>
    </style:style>
    <style:style style:name="T36" style:family="text">
      <style:text-properties officeooo:rsid="00711fa2"/>
    </style:style>
    <style:style style:name="T37" style:family="text">
      <style:text-properties officeooo:rsid="00745dff"/>
    </style:style>
    <style:style style:name="T38" style:family="text">
      <style:text-properties officeooo:rsid="007490bf"/>
    </style:style>
    <style:style style:name="T39" style:family="text">
      <style:text-properties officeooo:rsid="00759696"/>
    </style:style>
    <style:style style:name="T40" style:family="text">
      <style:text-properties officeooo:rsid="007725a3"/>
    </style:style>
    <style:style style:name="T41" style:family="text">
      <style:text-properties officeooo:rsid="007792a7"/>
    </style:style>
    <style:style style:name="T42" style:family="text">
      <style:text-properties officeooo:rsid="0077bca8"/>
    </style:style>
    <style:style style:name="T43" style:family="text">
      <style:text-properties officeooo:rsid="007e26f3"/>
    </style:style>
    <style:style style:name="T44" style:family="text">
      <style:text-properties officeooo:rsid="007e64ca"/>
    </style:style>
    <style:style style:name="T45" style:family="text">
      <style:text-properties officeooo:rsid="007ff273"/>
    </style:style>
    <style:style style:name="T46" style:family="text">
      <style:text-properties officeooo:rsid="0080343a"/>
    </style:style>
    <style:style style:name="T47" style:family="text">
      <style:text-properties officeooo:rsid="00823aca"/>
    </style:style>
    <style:style style:name="T48" style:family="text">
      <style:text-properties fo:background-color="#ffffa6" loext:char-shading-value="0"/>
    </style:style>
    <style:style style:name="T49" style:family="text">
      <style:text-properties officeooo:rsid="007e26f3" fo:background-color="#ffffa6" loext:char-shading-value="0"/>
    </style:style>
    <style:style style:name="T50" style:family="text">
      <style:text-properties officeooo:rsid="007e26f3" fo:background-color="#ffffa6" loext:char-shading-value="0"/>
    </style:style>
    <style:style style:name="T51" style:family="text">
      <style:text-properties fo:background-color="#ffffa6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1">ROI </text:span>Synchrony Summary <text:span text:style-name="T35">FDR corrected</text:span>:<text:line-break/></text:p>
      <text:p text:style-name="P1">Frontal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4">Name of area</text:p>
          </table:table-cell>
          <table:table-cell table:style-name="Table3.B1" office:value-type="string">
            <text:p text:style-name="P133">Sig stats summary</text:p>
          </table:table-cell>
        </table:table-row>
        <table:table-row>
          <table:table-cell table:style-name="Table3.A2" office:value-type="string">
            <text:p text:style-name="P137">Frontal pole</text:p>
          </table:table-cell>
          <table:table-cell table:style-name="Table3.B2" office:value-type="string">
            <text:p text:style-name="P63">Session 1 ANOVA (4 stim types) – <text:span text:style-name="T1">F(3,72)=4.6, p=0.005</text:span></text:p>
            <text:p text:style-name="P63">t-tests: </text:p>
            <text:p text:style-name="P63">I&lt;S – t=-2.60, p=0.013</text:p>
            <text:p text:style-name="P63">S&gt;W – t=2.37, p=0.023</text:p>
            <text:p text:style-name="P63">A1&lt;S1 – t=-2.29, p=0.028</text:p>
            <text:p text:style-name="P13">I1&lt;S1 – t=-3.37, p=0.002 <text:span text:style-name="T2"><text:s/>(FDR p=0.046)</text:span></text:p>
            <text:p text:style-name="P13">S1&gt;W1 – t=3.58, p&lt;0.001 <text:span text:style-name="T24">(FDR p=0.046)</text:span></text:p>
            <text:p text:style-name="P123"><text:span text:style-name="T2">A: </text:span>FW2&gt;UW2 – t=3.43, p=0.003 <text:span text:style-name="T2"><text:s/>(FDR p=0.054)</text:span></text:p>
            <text:p text:style-name="P63"><text:span text:style-name="T2">A: </text:span>FW1&lt;FW2 – t=-2.99, p=0.008</text:p>
          </table:table-cell>
        </table:table-row>
        <table:table-row>
          <table:table-cell table:style-name="Table3.A2" office:value-type="string">
            <text:p text:style-name="P137">Superior frontal gyrus</text:p>
          </table:table-cell>
          <table:table-cell table:style-name="Table3.B2" office:value-type="string">
            <text:p text:style-name="P14">Session 1 ANOVA (4 stim types) – <text:span text:style-name="T1">F(3,72)=5.52, p=0.002 (FDR p=0.037)</text:span></text:p>
            <text:p text:style-name="P80">Session1<text:span text:style-name="T3">&amp;</text:span>2ANOVA – F(3,72)=2.94, p=0.039</text:p>
            <text:p text:style-name="P80">A&gt;I t=2.07, p=0.045</text:p>
            <text:p text:style-name="P80">I&lt;S t=-2.29, p=0.028</text:p>
            <text:p text:style-name="P80">S&gt;W t=2.10, p=0.043</text:p>
            <text:p text:style-name="P80">A1&gt;I1 t=2.97, p=0.005</text:p>
            <text:p text:style-name="P80">A1&gt;W1 t=2.37, p=0.023</text:p>
            <text:p text:style-name="P26">I1&lt;S1 t=-3.30, p=0.002 <text:span text:style-name="T1">(FDR p=0.037)</text:span></text:p>
            <text:p text:style-name="P81">S1&gt;W1 t=2.69, p=0.01 </text:p>
            <text:p text:style-name="P26">A: FW2&gt;UW2 t=3.80, p=0.002 <text:span text:style-name="T1">(FDR p=0.037)</text:span></text:p>
            <text:p text:style-name="P80">A: FW1&lt;FW2 t=-2.85, p=0.01</text:p>
            <text:p text:style-name="P80">ALL: UW1&gt;UW2 t=2.42, p=0.02</text:p>
          </table:table-cell>
        </table:table-row>
        <table:table-row>
          <table:table-cell table:style-name="Table3.A2" office:value-type="string">
            <text:p text:style-name="P137">Middle frontal gyrus</text:p>
          </table:table-cell>
          <table:table-cell table:style-name="Table3.B2" office:value-type="string">
            <text:p text:style-name="P82">A&gt;W t=2.07, p=0.045</text:p>
            <text:p text:style-name="P82">A2&gt;W2 t=2.06, p=0.048</text:p>
            <text:p text:style-name="P82">A: FW2&gt;UW2 t=3.25, p=0.006</text:p>
            <text:p text:style-name="P82">B: FW2&lt;UW2 t=-2.29, p=0.037</text:p>
            <text:p text:style-name="P82">ALL: FS1&gt;FS2 t=2.21, p=0.033 </text:p>
          </table:table-cell>
        </table:table-row>
        <table:table-row>
          <table:table-cell table:style-name="Table3.A2" office:value-type="string">
            <text:p text:style-name="P137">Inferior frontal gyrus, pars triangularis</text:p>
          </table:table-cell>
          <table:table-cell table:style-name="Table3.B2" office:value-type="string">
            <text:p text:style-name="P15">Session 1 ANOVA (4 stim types) – <text:span text:style-name="T1">F(3,72)=7.48, p&lt;0.001 (FDR p=0.003)</text:span></text:p>
            <text:p text:style-name="P27">Session1&amp;2 ANOVA – F(3,72)=4.48, p=0.006 <text:span text:style-name="T1">(FDR p=0.032)</text:span></text:p>
            <text:p text:style-name="P27">A&lt;W t=-2.75,p=0.009 <text:span text:style-name="T1">(FDR p=0.037)</text:span></text:p>
            <text:p text:style-name="P27">I&lt;W t=-3.507, p=0.001 <text:span text:style-name="T1">(FDR p=0.009)</text:span></text:p>
            <text:p text:style-name="P82">A1&lt;S1 t=-2.37, p=0.02</text:p>
            <text:p text:style-name="P82">A1&lt;W1 t=-2.29, p=0.02</text:p>
            <text:p text:style-name="P27">I1&lt;S1 t=-4.17, p&lt;0.001 <text:span text:style-name="T1">(FDR p=0.003)</text:span></text:p>
            <text:p text:style-name="P27">I1&lt;W1 t=-4.38,p&lt;0.001 <text:span text:style-name="T1">(FDR p=0.003)</text:span></text:p>
            <text:p text:style-name="P82">S2&lt;W2 t=-2.12, p=0.041</text:p>
            <text:p text:style-name="P27">B: FS2&lt;US2 t=-3.17, p=0.006 <text:span text:style-name="T1">(FDR p=0.032)</text:span></text:p>
            <text:p text:style-name="P27">B: FS1&gt;FS2 t=2.99, p=0.008 <text:span text:style-name="T1">(FDR p=0.037)</text:span></text:p>
            <text:p text:style-name="P82">B: FW1&gt;FW2 t=2.56, p=0.02</text:p>
            <text:p text:style-name="P27">ALL: FS1&gt;&gt;FS2 t=2.91, p=0.006 <text:span text:style-name="T1">(FDR p=0.032)</text:span></text:p>
            <text:p text:style-name="P27">ALL: UI1&lt;UI2 t=-2.79, p=0.008 <text:span text:style-name="T1">(FDR p=0.037)</text:span></text:p>
            <text:p text:style-name="P27">ALL: UW1&gt;UW2 t=4.12, p&lt;0.001 <text:span text:style-name="T1">(FDR p=0.003)</text:span></text:p>
            <text:p text:style-name="P5">ANOVA – Unfam Ses1&amp;2 F(<text:span text:style-name="T42">7</text:span>,<text:span text:style-name="T42">144</text:span>)=4.13 (FDR p=0.003)</text:p>
            <text:p text:style-name="P6">ANOVA – Unfam Ses1 F(3,72)=7.06 (FDR p=0.003)</text:p>
            <text:p text:style-name="P82"/>
            <text:p text:style-name="P82"/>
            <text:p text:style-name="P82"/>
            <text:p text:style-name="P82"/>
            <text:p text:style-name="P82"/>
            <text:p text:style-name="P82"/>
            <text:p text:style-name="P82"/>
            <text:p text:style-name="P82"/>
            <text:p text:style-name="P82"/>
            <text:p text:style-name="P82"/>
            <text:p text:style-name="P82"/>
          </table:table-cell>
        </table:table-row>
        <text:soft-page-break/>
        <table:table-row>
          <table:table-cell table:style-name="Table3.A2" office:value-type="string">
            <text:p text:style-name="P137">Inferior frontal gyrus, pars opercularis</text:p>
          </table:table-cell>
          <table:table-cell table:style-name="Table3.B2" office:value-type="string">
            <text:p text:style-name="P121">Session 1 ANOVA (4 stim types) – <text:span text:style-name="T1">F(3,72)=4.35, p&lt;0.007 (FDR p=0.053)</text:span></text:p>
            <text:p text:style-name="P83">I&lt;S t=-2.49, p=0.02</text:p>
            <text:p text:style-name="P83">A1&lt;S1 t=-2.21, p=0.03</text:p>
            <text:p text:style-name="P28">I1&lt;S1 t=-3.58, p&lt;0.001 <text:span text:style-name="T1">(FDR p=0.035)</text:span></text:p>
            <text:p text:style-name="P83">S1&gt;W1 t=2.58, p=0.01</text:p>
            <text:p text:style-name="P83">A: FW2&gt;UW2 t=2.71, p=0.02</text:p>
            <text:p text:style-name="P83">A: FW1&lt;FW2 t=-2.53, p=0.02</text:p>
            <text:p text:style-name="P83">B: FS2&lt;US2 t=-2.2, p=0.044</text:p>
            <text:p text:style-name="P28">B: FS1&gt;FS2 t=3.59, p=0.002 <text:span text:style-name="T1">(FDR p=0.035)</text:span></text:p>
            <text:p text:style-name="P28">B: FW1&gt;FW2 t=3.36,p=0.004 <text:span text:style-name="T1">(FDR p=0.048)</text:span></text:p>
            <text:p text:style-name="P28">ALL: FS1&gt;FS2 t=3.45, p=0.001 <text:span text:style-name="T1">(FDR p=0.035)</text:span></text:p>
            <text:p text:style-name="P83">ALL: UI1&lt;UI2 t=-2.16, p=0.037</text:p>
            <text:p text:style-name="P28">ALL: UW1&gt;UW2 t=3.33, p=0.002 <text:span text:style-name="T1">(FDR p=0.035)</text:span></text:p>
          </table:table-cell>
        </table:table-row>
        <table:table-row>
          <table:table-cell table:style-name="Table3.A2" office:value-type="string">
            <text:p text:style-name="P137">Frontal medial cortex</text:p>
          </table:table-cell>
          <table:table-cell table:style-name="Table3.B2" office:value-type="string">
            <text:p text:style-name="P16">Session <text:span text:style-name="T4">2</text:span> ANOVA (4 stim types) – <text:span text:style-name="T1">F(3,72)=4.51, p=0.006 (FDR p=0.038)</text:span></text:p>
            <text:p text:style-name="P29">Session1&amp;2 ANOVA – F(3,72)=5.53, p=0.002 <text:span text:style-name="T1">(FDR p=0.030)</text:span></text:p>
            <text:p text:style-name="P29">A&gt;I t=3.0, p=0.005 <text:span text:style-name="T1">(FDR p=0.038)</text:span></text:p>
            <text:p text:style-name="P29">I&lt;S t=-4.12, p&lt;0.001 <text:span text:style-name="T1">(FDR p=0.013)</text:span></text:p>
            <text:p text:style-name="P84">S1&gt;W1 t=2.53,p=0.02 </text:p>
            <text:p text:style-name="P29">A2&gt;I2 t=3.15, p=0.004 <text:span text:style-name="T1">(FDR p=0.037)</text:span></text:p>
            <text:p text:style-name="P29">I2&lt;S2 t=-3.33, p=0.002 <text:span text:style-name="T1">(FDR p=0.030)</text:span></text:p>
            <text:p text:style-name="P29">I2&lt;W2 t=-2.99, p=0.005 <text:span text:style-name="T1">(FDR p=0.038)</text:span></text:p>
            <text:p text:style-name="P29">A: FI1&gt;FI2 t=3.64, p=0.002 <text:span text:style-name="T1">(FDR p=0.030)</text:span></text:p>
            <text:p text:style-name="P84">ALL: FI1&gt;FI2 t=2.095, p=0.044</text:p>
          </table:table-cell>
        </table:table-row>
        <table:table-row>
          <table:table-cell table:style-name="Table3.A2" office:value-type="string">
            <text:p text:style-name="P137">Frontal orbital cortex</text:p>
          </table:table-cell>
          <table:table-cell table:style-name="Table3.B2" office:value-type="string">
            <text:p text:style-name="P64">Session 1 ANOVA (4 stim types) – <text:span text:style-name="T1">F(3,72)=3.49, p=0.02</text:span></text:p>
            <text:p text:style-name="P85">I&lt;S t=-2.78, p=0.008</text:p>
            <text:p text:style-name="P85">A1&gt;I1 t=2.19, p=0.036</text:p>
            <text:p text:style-name="P85">I1&lt;S1 t=-3.18, p=0.003</text:p>
            <text:p text:style-name="P85">S1&gt;W1 t=2.20, p=0.03</text:p>
            <text:p text:style-name="P85">A: FI1&gt;FI2 t=2.32, p=0.03</text:p>
            <text:p text:style-name="P85">A: FW1&lt;FW2 t=-2.26, p=0.037 </text:p>
            <text:p text:style-name="P85">B: FA2&lt;UA2 t=-2.87, p=0.01</text:p>
            <text:p text:style-name="P85">B: FA1&gt;FA2 t=2.25, p=0.045</text:p>
            <text:p text:style-name="P85">ALL: UW1&gt;UW2 t=2.9829, p=0.005</text:p>
          </table:table-cell>
        </table:table-row>
        <table:table-row>
          <table:table-cell table:style-name="Table3.A2" office:value-type="string">
            <text:p text:style-name="P137">Frontal operculum cortex</text:p>
          </table:table-cell>
          <table:table-cell table:style-name="Table3.B2" office:value-type="string">
            <text:p text:style-name="P16">Session 1 ANOVA (4 stim types) – <text:span text:style-name="T1">F(3,72)=5.53, p=0.002 (FDR p=0.014)</text:span></text:p>
            <text:p text:style-name="P65">Session <text:span text:style-name="T5">2</text:span> ANOVA (4 stim types) – <text:span text:style-name="T1">F(3,72)=3.76, p=0.01</text:span></text:p>
            <text:p text:style-name="P86">I&gt;W t=2.49, p=0.02</text:p>
            <text:p text:style-name="P86">I1&lt;S1 t=-2.22, p=0.03</text:p>
            <text:p text:style-name="P30">S1&gt;W1 t=3.54, p=0.001 <text:span text:style-name="T1">(FDR p=0.014)</text:span></text:p>
            <text:p text:style-name="P86">A2&lt;I2 t=-2.38, p=0.02</text:p>
            <text:p text:style-name="P30">I2&gt;S2 t=3.34, p=0.002 <text:span text:style-name="T1">(FDR p=0.014)</text:span></text:p>
            <text:p text:style-name="P86">A: FS2&lt;US2 t=-2.26, p=0.037</text:p>
            <text:p text:style-name="P30">A: FW1&lt;FW2 t=-3.69, p=0.002 <text:span text:style-name="T1">(FDR p=0.014)</text:span></text:p>
            <text:p text:style-name="P31">B: FW2&gt;UW2 t=3.15, p=0.007 <text:span text:style-name="T34">(FDR p=0.038)</text:span></text:p>
            <text:p text:style-name="P86">B: FS1&gt;FS2 t=2.79, p=0.01</text:p>
            <text:p text:style-name="P30">ALL: FS1&gt;FS2 t=2.91, p=0.006 <text:span text:style-name="T1">(FDR p=0.038)</text:span></text:p>
            <text:p text:style-name="P30">ALL: FW1&lt;FW2 t=-3.72, p&lt;0.001 <text:span text:style-name="T1">(FDR p=0.014)</text:span></text:p>
            <text:p text:style-name="P31">ALL: UI1&lt;UI2 t=-2.72, p=0.01 <text:span text:style-name="T34">(FDR p=0.046)</text:span></text:p>
            <text:p text:style-name="P87">ALL: UW1&gt;UW2 t=2.51, p=0.02 <text:s/></text:p>
            <text:p text:style-name="P5">ANOVA – <text:span text:style-name="T34">F</text:span>am Ses1&amp;2 F(<text:span text:style-name="T42">7</text:span>,<text:span text:style-name="T42">144</text:span>)=<text:span text:style-name="T34">3.91</text:span> (FDR p=0.0<text:span text:style-name="T34">14</text:span>)</text:p>
            <text:p text:style-name="P7">ANOVA – <text:span text:style-name="T34">F</text:span>am Ses1 F(3,72)=<text:span text:style-name="T34">6.19</text:span> (FDR p=0.0<text:span text:style-name="T34">14</text:span>)</text:p>
            <text:p text:style-name="P32">ANOVA – Un<text:span text:style-name="T42">f</text:span>am Ses2 F(3.72)=4.14 (FDR p=0.046)</text:p>
          </table:table-cell>
        </table:table-row>
      </table:table>
      <text:p text:style-name="P2"/>
      <text:p text:style-name="P2"/>
      <text:p text:style-name="P3">Cingulate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5">Name of area</text:p>
          </table:table-cell>
          <table:table-cell table:style-name="Table2.B1" office:value-type="string">
            <text:p text:style-name="P135"/>
          </table:table-cell>
        </table:table-row>
        <table:table-row>
          <table:table-cell table:style-name="Table2.A2" office:value-type="string">
            <text:p text:style-name="P138">Paracingulate gyrus</text:p>
          </table:table-cell>
          <table:table-cell table:style-name="Table2.B2" office:value-type="string">
            <text:p text:style-name="P17">Session 1 ANOVA (4 stim types) – <text:span text:style-name="T1">F(3,72)=6.89, p&lt;0.001 (FDR p=0.010)</text:span></text:p>
            <text:p text:style-name="P88">Sessi<text:span text:style-name="T7">o</text:span>n1&amp;2 F(3,72)=3.39, p=0.01</text:p>
            <text:p text:style-name="P33">I&lt;S t=-3.31, p=0.002 <text:span text:style-name="T1">(FDR p=0.028)</text:span></text:p>
            <text:p text:style-name="P88">A1&gt;I1 t=2.66, p=0.01</text:p>
            <text:p text:style-name="P33">I1&lt;S1 t=-4.73, p&lt;0.001 <text:span text:style-name="T1">(FDR p=0.002)</text:span></text:p>
            <text:p text:style-name="P33">S1&lt;W1 t=3.12, p=0.003 <text:span text:style-name="T1">(FDR p=0.036)</text:span></text:p>
            <text:p text:style-name="P33">A: FA2&gt;UA2 t=3.20, p=0.007 <text:span text:style-name="T1">(FDR p=0.049)</text:span></text:p>
            <text:p text:style-name="P88">A: FW2&gt;UW2 t=2.71, p=0.01</text:p>
            <text:p text:style-name="P33">A: FW1 &lt;FW2 t=-3.07, p=0.007 <text:span text:style-name="T1">(FDR p=0.049)</text:span></text:p>
            <text:p text:style-name="P33">B: FA2&lt;UA2 t=-3.921, p=0.001 <text:span text:style-name="T1">(FDR p=0.022)</text:span></text:p>
          </table:table-cell>
        </table:table-row>
        <table:table-row>
          <table:table-cell table:style-name="Table2.A2" office:value-type="string">
            <text:p text:style-name="P138">Cingulate gyrus, anterior division</text:p>
          </table:table-cell>
          <table:table-cell table:style-name="Table2.B2" office:value-type="string">
            <text:p text:style-name="P18">Session 1 ANOVA (4 stim types) – <text:span text:style-name="T1">F(3,72)=7.81, p&lt;0.001 (FDR p=0.002)</text:span></text:p>
            <text:p text:style-name="P34">Sessi<text:span text:style-name="T7">o</text:span>n1&amp;2 F(3,72)=<text:span text:style-name="T6">4.65</text:span>, p=0.0<text:span text:style-name="T6">05 (FDR p=0.042)</text:span></text:p>
            <text:p text:style-name="P97">A&gt;I t=2.28, p=0.03</text:p>
            <text:p text:style-name="P41">I&lt;S t=-3.71, p&lt;0.001 <text:span text:style-name="T1">(FDR p=0.009)</text:span></text:p>
            <text:p text:style-name="P97">I&lt;W t=-2.24, p=0.03</text:p>
            <text:p text:style-name="P97">A1&gt;I1 t=2.42, p=0.02</text:p>
            <text:p text:style-name="P97">A1&lt;S1 t=-2.34 p=0.02</text:p>
            <text:p text:style-name="P41">I1&lt;S1 t=-5.32, p&lt;0.001 <text:span text:style-name="T1">(FDR p&lt;0.001)</text:span></text:p>
            <text:p text:style-name="P41">S1&gt;W1 t=3.15, p=0.003 <text:span text:style-name="T1">(FDR p=0.034)</text:span></text:p>
            <text:p text:style-name="P97">A: FA2&gt;UA2 t=2.85, p=0.01</text:p>
            <text:p text:style-name="P41">B: FA2&lt;UA2 t=-6.07, p&lt;0.001 <text:span text:style-name="T1">(FDR p=0.001)</text:span></text:p>
            <text:p text:style-name="P97">B: FA1&gt;FA2 t=2.57, p=0.02</text:p>
            <text:p text:style-name="P97">ALL: FS1&gt;FS2 t=2.11, p=0.041</text:p>
          </table:table-cell>
        </table:table-row>
        <table:table-row>
          <table:table-cell table:style-name="Table2.A2" office:value-type="string">
            <text:p text:style-name="P138">Cingulate gyrus, posterior division</text:p>
          </table:table-cell>
          <table:table-cell table:style-name="Table2.B2" office:value-type="string">
            <text:p text:style-name="P89">Sessi<text:span text:style-name="T7">o</text:span>n1&amp;2 F(3,72)=<text:span text:style-name="T7">3.06</text:span>, p=0.0<text:span text:style-name="T7">3</text:span></text:p>
            <text:p text:style-name="P98">A&lt;I t=-2.14, p=0.04</text:p>
            <text:p text:style-name="P124">A&lt;S t=-3.04, p=0.004 <text:span text:style-name="T36">(FDR p=0.056)</text:span></text:p>
            <text:p text:style-name="P98">A2&lt;I2 t=-2.09, p=0.04</text:p>
            <text:p text:style-name="P98">A2&lt;S2 t=-2.80, p=0.008</text:p>
            <text:p text:style-name="P98">A: FW2&gt;UW2 t=2.34, p=0.03</text:p>
            <text:p text:style-name="P98">B: FA2&lt;UA2 t=-3.01, p=0.008</text:p>
            <text:p text:style-name="P98">B: FA1&gt;FA2 t=3.14, p=0.006</text:p>
            <text:p text:style-name="P124">ALL: UW1&lt;UW2 t=3.31, p=0.002 <text:span text:style-name="T36">(FDR p=0.056)</text:span></text:p>
            <text:p text:style-name="P125">ANOVA – <text:span text:style-name="T36">Unf</text:span>am Ses1<text:span text:style-name="T36">&amp;2</text:span> F(<text:span text:style-name="T42">7</text:span>,<text:span text:style-name="T42">144</text:span>)=<text:span text:style-name="T36">3.22</text:span> (FDR p=0.0<text:span text:style-name="T36">56</text:span>)</text:p>
            <text:p text:style-name="P126">ANOVA – <text:span text:style-name="T36">Unf</text:span>am Ses1 F(3,72)=<text:span text:style-name="T36">5.28</text:span> (FDR p=0.0<text:span text:style-name="T36">56</text:span>)</text:p>
          </table:table-cell>
        </table:table-row>
      </table:table>
      <text:p text:style-name="P2"/>
      <text:p text:style-name="P2">SMA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5">Name of area</text:p>
          </table:table-cell>
          <table:table-cell table:style-name="Table4.B1" office:value-type="string">
            <text:p text:style-name="P135"/>
          </table:table-cell>
        </table:table-row>
        <table:table-row>
          <table:table-cell table:style-name="Table4.A2" office:value-type="string">
            <text:p text:style-name="P138">Juxtapositional Lobule cortex (formerly SM cortex)</text:p>
          </table:table-cell>
          <table:table-cell table:style-name="Table4.B2" office:value-type="string">
            <text:p text:style-name="P99">A: FS2&lt;US2 t=-2.52, p=0.02</text:p>
            <text:p text:style-name="P99">ALL: FA1&lt;FA2 t=2.22, p=0.03</text:p>
            <text:p text:style-name="P99">ALL: US1&gt;US2 t=-3.18, p=0.003</text:p>
          </table:table-cell>
        </table:table-row>
      </table:table>
      <text:p text:style-name="P2"/>
      <text:p text:style-name="P2"/>
      <text:p text:style-name="P3">Auditory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5">Name of area</text:p>
          </table:table-cell>
          <table:table-cell table:style-name="Table1.B1" office:value-type="string">
            <text:p text:style-name="P136"/>
          </table:table-cell>
        </table:table-row>
        <table:table-row>
          <table:table-cell table:style-name="Table1.A2" office:value-type="string">
            <text:p text:style-name="P138">Insular cortex</text:p>
          </table:table-cell>
          <table:table-cell table:style-name="Table1.B2" office:value-type="string">
            <text:p text:style-name="P139">I1&lt;S1 t=-2.49, p=0.02</text:p>
            <text:p text:style-name="P139">B: FI2&lt;UI2 t=-2.77, p=0.01</text:p>
            <text:p text:style-name="P139">B: FW2&gt;UW2 t=2.93, p=0.01</text:p>
            <text:p text:style-name="P139">B: FA1&gt;FA2 t=2.30, p=0.04</text:p>
            <text:p text:style-name="P139">ALL: UI1&lt;UI2, t=-2.99, p=0.005</text:p>
            <text:p text:style-name="P157">ALL: UW1&gt;UW2 t=2.59, p&lt;0.001 <text:span text:style-name="T23">(FDR p=0.050)</text:span></text:p>
          </table:table-cell>
        </table:table-row>
        <table:table-row>
          <table:table-cell table:style-name="Table1.A2" office:value-type="string">
            <text:p text:style-name="P138">Heschel’s gyrus</text:p>
          </table:table-cell>
          <table:table-cell table:style-name="Table1.B2" office:value-type="string">
            <text:p text:style-name="P19">Session 1 ANOVA (4 stim types) – <text:span text:style-name="T1">F(3,72)=6.73, p&lt;0.001 (FDR p=0.006)</text:span></text:p>
            <text:p text:style-name="P35">Sessi<text:span text:style-name="T7">o</text:span>n1&amp;2 F(3,72)=<text:span text:style-name="T8">4.94</text:span>, p=0.0<text:span text:style-name="T8">04 (FDR p=0.024)</text:span></text:p>
            <text:p text:style-name="P42">I&lt;S t=-2.93, p=0.006 <text:span text:style-name="T24">(FDR p=0.035)</text:span></text:p>
            <text:p text:style-name="P42">S&gt;W t=2.89, p=0.007 <text:span text:style-name="T24">(FDR p=0.035)</text:span></text:p>
            <text:p text:style-name="P100">A1&gt;I1 t=2.67, p=0.01 <text:span text:style-name="T37">(FDR p=0.048)</text:span></text:p>
            <text:p text:style-name="P100">A1&gt;W1 t=2.11, p=0.04</text:p>
            <text:p text:style-name="P42">I1&lt;S1 t=-3.57, p=0.001 <text:span text:style-name="T24">(FDR p=0.013)</text:span></text:p>
            <text:p text:style-name="P42">S1&gt;W1 t=3.14, p=0.004 <text:span text:style-name="T24">(FDR p=0.024)</text:span></text:p>
            <text:p text:style-name="P100">A: FW1&gt;FW2 t=2.21, p=0.04</text:p>
            <text:p text:style-name="P100">B: FI1&gt;FI2 t=2.24, p=0.04</text:p>
            <text:p text:style-name="P100">ALL: FI1&gt;FI2 t=2.48, p=0.02</text:p>
            <text:p text:style-name="P100">ALL: FS1&gt;FS2 t=2.43, p=0.02</text:p>
            <text:p text:style-name="P42">ALL: FW1&gt;FW2 t=2.83, p=0.008 <text:span text:style-name="T24">(FDR p=0.035)</text:span></text:p>
            <text:p text:style-name="P42">ALL: UA1&gt;UA2 t=4.26, p&lt;0.001 <text:span text:style-name="T24">(FDR p=0.003)</text:span></text:p>
            <text:p text:style-name="P100">ALL: US1&gt;US2 t=2.25, p=0.03</text:p>
            <text:p text:style-name="P100">ALL: UW1&gt;UW2 t=2.42, p=0.02</text:p>
            <text:p text:style-name="P5">ANOVA – <text:span text:style-name="T37">F</text:span>am Ses1<text:span text:style-name="T37">&amp;2</text:span> F(<text:span text:style-name="T42">7</text:span>,<text:span text:style-name="T42">144</text:span>)=<text:span text:style-name="T36">5.37</text:span> (FDR p<text:span text:style-name="T37">&lt;0.001</text:span>)</text:p>
            <text:p text:style-name="P5">ANOVA – <text:span text:style-name="T36">Unf</text:span>am Ses1<text:span text:style-name="T37">&amp;2</text:span> F(<text:span text:style-name="T42">7</text:span>,<text:span text:style-name="T42">144</text:span>)=<text:span text:style-name="T37">4.69</text:span> (FDR p=0.0<text:span text:style-name="T37">02</text:span>)</text:p>
            <text:p text:style-name="P8">ANOVA – <text:span text:style-name="T37">F</text:span>am Ses1 F(3,72)=<text:span text:style-name="T36">5.08</text:span> (FDR p=0.0<text:span text:style-name="T37">24</text:span>)</text:p>
          </table:table-cell>
        </table:table-row>
        <table:table-row table:style-name="Table1.4">
          <table:table-cell table:style-name="Table1.A2" office:value-type="string">
            <text:p text:style-name="P138">Superior Temporal Gyrus, anterior division</text:p>
          </table:table-cell>
          <table:table-cell table:style-name="Table1.B2" office:value-type="string">
            <text:p text:style-name="P20">Session 1 ANOVA (4 stim types)– <text:span text:style-name="T1">F(3,72)=10.76, p&lt;0.001 (FDR p&lt;0.001)</text:span></text:p>
            <text:p text:style-name="P36">Sessi<text:span text:style-name="T7">o</text:span>n1&amp;2 F(3,72)=<text:span text:style-name="T9">7.18, p&lt;0.001 (FDR p=0.002)</text:span></text:p>
            <text:p text:style-name="P43">A&gt;I t=3.25, p=0.003 <text:span text:style-name="T24">(FDR p=0.010)</text:span></text:p>
            <text:p text:style-name="P44">I&lt;S t=-4.50, p&lt;0.001 <text:span text:style-name="T24">(FDR p=0.001)</text:span></text:p>
            <text:p text:style-name="P44">I&lt;W t=-3.17, p=0.003 <text:span text:style-name="T24">(FDR p=0.010)</text:span></text:p>
            <text:p text:style-name="P44">A1&gt;I1 t=4.02, p&lt;0.001 <text:span text:style-name="T24">(FDR p=0.002)</text:span></text:p>
            <text:p text:style-name="P44">I1&lt;S1 t=-5.62, p&lt;0.001 <text:span text:style-name="T24">(FDR p&lt;0.001)</text:span></text:p>
            <text:p text:style-name="P44">I1&lt;W1 t=-4.23, p&lt;0.001 <text:span text:style-name="T24">(FDR p=0.001)</text:span></text:p>
            <text:p text:style-name="P101">S1&gt;W1 t=2.30, p=0.03</text:p>
            <text:p text:style-name="P101">I2&lt;S2 t=-2.17, p=0.04</text:p>
            <text:p text:style-name="P45">A: FS1 &gt;FS2, t=2.79, p=0.012 <text:span text:style-name="T24">(FDR p=0.036)</text:span></text:p>
            <text:p text:style-name="P45">A: FW1&gt;FW2, t=2.78, p=0.01 <text:span text:style-name="T24">(FDR p=0.039)</text:span></text:p>
            <text:p text:style-name="P101">B: FS1&gt;FS2 t=2.23, p=0.04</text:p>
            <text:p text:style-name="P101">ALL: FA1&gt;FA2 t=2.16, p=0.04</text:p>
            <text:p text:style-name="P45">ALL: FS1&gt;FS2 t=3.39, p=0.002 <text:span text:style-name="T24">(FDR p=0.007)</text:span></text:p>
            <text:p text:style-name="P45">ALL: FW1&gt;FW2 t=3.20, p=0.003 <text:span text:style-name="T24">(FDR p=0.010)</text:span></text:p>
            <text:p text:style-name="P45">ALL: UA1&gt;UA2 t=3.74 p&lt;0.001 <text:span text:style-name="T24">(FDR p=0.003)</text:span></text:p>
            <text:p text:style-name="P101">ALL: US1&gt;US2 t=2.14, p=0.04</text:p>
            <text:p text:style-name="P45">ALL: UW1&gt;UW2 t=3.31, p=0.002 <text:span text:style-name="T24">(FDR p=0.010)</text:span></text:p>
            <text:p text:style-name="P5">ANOVA – <text:span text:style-name="T38">F</text:span>am Ses1<text:span text:style-name="T38">&amp;2</text:span> F(<text:span text:style-name="T42">7</text:span>,<text:span text:style-name="T42">144</text:span>)=<text:span text:style-name="T38">7.52</text:span> (FDR p<text:span text:style-name="T38">&lt;0.001</text:span>)</text:p>
            <text:p text:style-name="P5">ANOVA – <text:span text:style-name="T36">Unf</text:span>am Ses1<text:span text:style-name="T38">&amp;2</text:span> F(<text:span text:style-name="T42">7</text:span>,<text:span text:style-name="T42">144</text:span>)=<text:span text:style-name="T36">8.31</text:span> (FDR p<text:span text:style-name="T38">&lt;0.001</text:span>)</text:p>
            <text:p text:style-name="P4">ANOVA – <text:span text:style-name="T38">F</text:span>am Ses1 F(3,72)=<text:span text:style-name="T38">6.45</text:span> (FDR p=0.0<text:span text:style-name="T38">03</text:span>)</text:p>
            <text:p text:style-name="P4">ANOVA – <text:span text:style-name="T36">Unf</text:span>am Ses1 F(3,72)=<text:span text:style-name="T38">10.12</text:span> (FDR p<text:span text:style-name="T38">&lt;0.001</text:span>)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ext:soft-page-break/>
        <table:table-row>
          <table:table-cell table:style-name="Table1.A2" office:value-type="string">
            <text:p text:style-name="P138">Planum polare</text:p>
          </table:table-cell>
          <table:table-cell table:style-name="Table1.B2" office:value-type="string">
            <text:p text:style-name="P140">B: FI1&gt;FI2 t=2.91, p=0.013</text:p>
            <text:p text:style-name="P154">ALL: FI1&gt;FI2 t=3.71,p&lt;0.001 <text:span text:style-name="T25">(FDR p=</text:span><text:span text:style-name="T26">0.0</text:span><text:span text:style-name="T29">29</text:span><text:span text:style-name="T26">)</text:span></text:p>
            <text:p text:style-name="P140">ALL: FS1&gt;FS2 t=2.58, p=0.014</text:p>
            <text:p text:style-name="P140">ALL: FW1&gt;FW2 t=2.11, p=0.041</text:p>
            <text:p text:style-name="P140">ALL: UA1&gt;UA2 t=3.02, p=0.005</text:p>
            <text:p text:style-name="P140">ALL: UW1&gt;UW2 t=2.40, p=0.02</text:p>
            <text:p text:style-name="P5">ANOVA – <text:span text:style-name="T39">F</text:span>am Ses1<text:span text:style-name="T39">&amp;2</text:span> F(<text:span text:style-name="T42">7</text:span>,<text:span text:style-name="T42">144</text:span>)=<text:span text:style-name="T39">3.65</text:span> (FDR p=0.0<text:span text:style-name="T39">30</text:span>)</text:p>
          </table:table-cell>
        </table:table-row>
        <table:table-row>
          <table:table-cell table:style-name="Table1.A2" office:value-type="string">
            <text:p text:style-name="P138">Planum temporale</text:p>
          </table:table-cell>
          <table:table-cell table:style-name="Table1.B2" office:value-type="string">
            <text:p text:style-name="P21">Session 1 ANOVA (4 stim types) – <text:span text:style-name="T1">F(3,72)=5.85, p=0.001 (FDR p=0.013)</text:span></text:p>
            <text:p text:style-name="P37">Sessi<text:span text:style-name="T7">o</text:span>n1&amp;2 F(3,72)=<text:span text:style-name="T10">4.18, p=0.009 (FDR p=0.037)</text:span></text:p>
            <text:p text:style-name="P46">I&lt;S t=-3.03, p=0.005 <text:span text:style-name="T24">(FDR p=0.029)</text:span></text:p>
            <text:p text:style-name="P102">S&gt;W t=2.34, p=0.03</text:p>
            <text:p text:style-name="P102">A1&gt;I1 t=2.21, p=0.03</text:p>
            <text:p text:style-name="P46">I1&lt;S1 t=-3.72, p&lt;0.001 <text:span text:style-name="T24">(FDR p=0.010)</text:span></text:p>
            <text:p text:style-name="P46">S1&gt;W1 t=2.81, p=0.008 <text:span text:style-name="T24">(FDR p=0.037)</text:span></text:p>
            <text:p text:style-name="P102">A: FI1&gt;FI2 t=2.52, p=0.02</text:p>
            <text:p text:style-name="P102">B: FS1&gt;FS2 t=2.64, p=0.02</text:p>
            <text:p text:style-name="P102">B: FW1&gt;FW2 t=2.29, p=0.04</text:p>
            <text:p text:style-name="P102">ALL: FA1&gt;FA2 t=2.30, p=0.03</text:p>
            <text:p text:style-name="P46">ALL: FI1&gt;FI2 t=3.40, p=0.002 <text:span text:style-name="T24">(FDR p=0.015)</text:span></text:p>
            <text:p text:style-name="P46">ALL: FS1&gt;FS2 t=2.88, p=0.007 <text:span text:style-name="T24">(FDR p=0.035)</text:span></text:p>
            <text:p text:style-name="P47">ALL: FW1&gt;FW2 t=2.67, p=0.01 <text:span text:style-name="T40">(FDR p=0.046)</text:span></text:p>
            <text:p text:style-name="P46">ALL: UA<text:span text:style-name="T11">1</text:span>&gt;UA2 t=4.04, p&lt;0.001 <text:span text:style-name="T24">(FDR p=0.005)</text:span></text:p>
            <text:p text:style-name="P102">ALL: US1&gt;US2 t=2.35, p=0.02</text:p>
            <text:p text:style-name="P46">ALL: UW1&gt;UW2 t=3.16, p=0.003 <text:span text:style-name="T24">(FDR p=0.020)</text:span></text:p>
            <text:p text:style-name="P5">ANOVA – <text:span text:style-name="T40">F</text:span>am Ses1<text:span text:style-name="T40">&amp;2</text:span> F(<text:span text:style-name="T42">7</text:span>,<text:span text:style-name="T42">144</text:span>)=<text:span text:style-name="T41">6.68</text:span> (FDR p<text:span text:style-name="T40">&lt;0.001</text:span>)</text:p>
            <text:p text:style-name="P5">ANOVA – <text:span text:style-name="T36">Unf</text:span>am Ses1<text:span text:style-name="T40">&amp;2</text:span> F(<text:span text:style-name="T42">7</text:span>,<text:span text:style-name="T42">144</text:span>)=<text:span text:style-name="T41">5.79</text:span> (FDR p<text:span text:style-name="T40">&lt;0.001</text:span>)</text:p>
            <text:p text:style-name="P9">ANOVA – <text:span text:style-name="T40">F</text:span>am Ses1 F(3,72)=<text:span text:style-name="T41">5.27</text:span> (FDR p=0.0<text:span text:style-name="T40">18</text:span>)</text:p>
          </table:table-cell>
        </table:table-row>
        <table:table-row>
          <table:table-cell table:style-name="Table1.A2" office:value-type="string">
            <text:p text:style-name="P138">Superior Temporal Gyrus, posterior division</text:p>
          </table:table-cell>
          <table:table-cell table:style-name="Table1.B2" office:value-type="string">
            <text:p text:style-name="P22">Session 1 ANOVA (4 stim types) – <text:span text:style-name="T1">F(3,72)=9.89 p&lt;0.001 (FDR p&lt;0.001)</text:span></text:p>
            <text:p text:style-name="P38">Sessi<text:span text:style-name="T7">o</text:span>n1&amp;2 F(3,72)=<text:span text:style-name="T11">6.71, p&lt;0.001 (FDR p=0.003)</text:span></text:p>
            <text:p text:style-name="P48">A&gt;I t=2.57, p=0.01 <text:span text:style-name="T42">(FDR p=0.043)</text:span></text:p>
            <text:p text:style-name="P49">I&lt;S t=-4.09, p&lt;0.001 <text:span text:style-name="T24">(FDR p=0.003)</text:span></text:p>
            <text:p text:style-name="P48">S&gt;W t=2.48, p=0.02 <text:span text:style-name="T42">(FDR p=0.047)</text:span></text:p>
            <text:p text:style-name="P50">A1&gt;I1 t=3.19, p=0.003 <text:span text:style-name="T24">(FDR p=0.013)</text:span></text:p>
            <text:p text:style-name="P50">I1&lt;S1 t=-5.16, p&lt;0.001 <text:span text:style-name="T24">(FDR p&lt;0.001)</text:span></text:p>
            <text:p text:style-name="P50">I1&lt;W1 t=-2.74, p=0.01 <text:span text:style-name="T24">(FDR p=0.033)</text:span></text:p>
            <text:p text:style-name="P50">S1&gt;W1 t=3.02, p=0.005 <text:span text:style-name="T24">(FDR p=0.019)</text:span></text:p>
            <text:p text:style-name="P103">A: FA1&gt;FA2 t=2.26, p=0.04</text:p>
            <text:p text:style-name="P128">A: FI1&gt;FI2 t=2.45, p=0.03 <text:span text:style-name="T42">(FDR p=0.058)</text:span></text:p>
            <text:p text:style-name="P48">B: FS1&gt; FS2 t=2.63, p=0.02 <text:span text:style-name="T42">(FDR p=0.047)</text:span></text:p>
            <text:p text:style-name="P48">ALL: FA1&gt;FA2 t=2.50, p=0.02 <text:span text:style-name="T42">(FDR p=0.046)</text:span></text:p>
            <text:p text:style-name="P48">ALL: FI1&gt;FI2 t=2.57, p=0.01 <text:span text:style-name="T42">(FDR p=0.043)</text:span></text:p>
            <text:p text:style-name="P50">ALL: FS1&gt;FS2 t=3.29, p=0.003 <text:span text:style-name="T24">(FDR p=0.011)</text:span></text:p>
            <text:p text:style-name="P50">ALL: FW1&gt;FW2 t=2.79, p=0.009 <text:span text:style-name="T24">(FDR p=0.032)</text:span></text:p>
            <text:p text:style-name="P50">ALL: UA1&gt;UA2 t=3.23, p=0.002 <text:span text:style-name="T24">(FDR p=0.009)</text:span></text:p>
            <text:p text:style-name="P48">ALL: US1&gt;US2 t=2.51, p=0.02 <text:span text:style-name="T42">(FDR p=0.046)</text:span></text:p>
            <text:p text:style-name="P50">ALL: UW1&gt;UW2 t=3.29, p=0.002 <text:span text:style-name="T24">(FDR p=0.011)</text:span></text:p>
            <text:p text:style-name="P5">ANOVA – <text:span text:style-name="T42">F</text:span>am Ses1<text:span text:style-name="T42">&amp;2</text:span> F(<text:span text:style-name="T42">7</text:span>,<text:span text:style-name="T42">144</text:span>)=<text:span text:style-name="T42">7.96 </text:span>(FDR p<text:span text:style-name="T42">&lt;0.001</text:span>)</text:p>
            <text:p text:style-name="P5">ANOVA – <text:span text:style-name="T36">Unf</text:span>am Ses1<text:span text:style-name="T42">&amp;2 </text:span>F(<text:span text:style-name="T42">7,144</text:span>)=<text:span text:style-name="T42">6.80</text:span> (FDR p<text:span text:style-name="T42">&lt;</text:span>0.<text:span text:style-name="T42">001</text:span>)</text:p>
            <text:p text:style-name="P5">ANOVA – <text:span text:style-name="T42">F</text:span>am Ses1 F(3,72)=<text:span text:style-name="T42">8.03</text:span> (FDR p=0.<text:span text:style-name="T42">001</text:span>)</text:p>
            <text:p text:style-name="P5">ANOVA – <text:span text:style-name="T36">Unf</text:span>am Ses1 F(3,72)=<text:span text:style-name="T42">6.33</text:span> (FDR p=0.0<text:span text:style-name="T42">05</text:span>)</text:p>
          </table:table-cell>
        </table:table-row>
      </table:table>
      <text:p text:style-name="P2"/>
      <text:p text:style-name="P2"/>
      <text:p text:style-name="P3">Basal Ganglia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35">Name of area</text:p>
          </table:table-cell>
          <table:table-cell table:style-name="Table5.B1" office:value-type="string">
            <text:p text:style-name="P135"/>
          </table:table-cell>
        </table:table-row>
        <table:table-row>
          <table:table-cell table:style-name="Table5.A2" office:value-type="string">
            <text:p text:style-name="P138">Right caudate</text:p>
          </table:table-cell>
          <table:table-cell table:style-name="Table5.B2" office:value-type="string">
            <text:p text:style-name="P141">None</text:p>
          </table:table-cell>
        </table:table-row>
        <table:table-row>
          <table:table-cell table:style-name="Table5.A2" office:value-type="string">
            <text:p text:style-name="P138">Right putamen</text:p>
          </table:table-cell>
          <table:table-cell table:style-name="Table5.B2" office:value-type="string">
            <text:p text:style-name="P66">Session 1 ANOVA (4 stim types) – <text:span text:style-name="T1">F(3,72)=2.85, p=0.0435</text:span></text:p>
            <text:p text:style-name="P66">Session <text:span text:style-name="T12">2</text:span> ANOVA (4 stim types) – <text:span text:style-name="T1">F(3,72)=3.81, p=0.0137</text:span></text:p>
            <text:p text:style-name="P51">A1&gt;S1 t=3.25, p =0.002 <text:span text:style-name="T1">(FDR p=0.043)</text:span></text:p>
            <text:p text:style-name="P104">I1&gt;S1 t=2.13, p=0.04</text:p>
            <text:p text:style-name="P104">S1&lt;W1 t=-2.14, p=0.04</text:p>
            <text:p text:style-name="P52">A2&lt;I2 t=-3.34, p=0.002 (FDR p=0.042)</text:p>
            <text:p text:style-name="P122">A2&lt;S2 t=-2.63, p=0.01</text:p>
            <text:p text:style-name="P51">A: FS1&lt;FS2 t=-3.74, p=0.002 <text:span text:style-name="T1">(FDR p=0.043)</text:span></text:p>
            <text:p text:style-name="P104">ALL: UA1&gt;UA2, t=2.11, p=0.041</text:p>
          </table:table-cell>
        </table:table-row>
        <table:table-row>
          <table:table-cell table:style-name="Table5.A2" office:value-type="string">
            <text:p text:style-name="P138">Left caudate</text:p>
          </table:table-cell>
          <table:table-cell table:style-name="Table5.B2" office:value-type="string">
            <text:p text:style-name="P141">ALL: UI1&lt;UI2 t=-2.15, p=0.04</text:p>
          </table:table-cell>
        </table:table-row>
        <table:table-row>
          <table:table-cell table:style-name="Table5.A2" office:value-type="string">
            <text:p text:style-name="P138">Left putamen</text:p>
          </table:table-cell>
          <table:table-cell table:style-name="Table5.B2" office:value-type="string">
            <text:p text:style-name="P67">Session 1 ANOVA (4 stim types) – <text:span text:style-name="T1">F(3,72)=4.35, p=0.007</text:span></text:p>
            <text:p text:style-name="P105">A&gt;S t=2.62, p=0.01</text:p>
            <text:p text:style-name="P53">A1&gt;I1 t=3.71, p&lt;0.001 <text:span text:style-name="T1">(FDR p=0.037)</text:span></text:p>
            <text:p text:style-name="P129">A1&gt;S1 t=3.29, p=0.002 <text:span text:style-name="T1">(FDR p=0.058)</text:span></text:p>
            <text:p text:style-name="P105">I2&gt;S2 t=2.19, p=0.04</text:p>
            <text:p text:style-name="P105">I2&gt;W2 t=2.48, p=0.02</text:p>
            <text:p text:style-name="P105">B: FS1&gt;FS2 t=2.74, p=0.01</text:p>
            <text:p text:style-name="P105">ALL: UA1&gt;UA2 t=2.96, p=0.005</text:p>
            <text:p text:style-name="P105">ALL: UI1&lt;UI2 t=-2.32, p=0.03</text:p>
          </table:table-cell>
        </table:table-row>
        <table:table-row>
          <table:table-cell table:style-name="Table5.A2" office:value-type="string">
            <text:p text:style-name="P138">Left pallidum</text:p>
          </table:table-cell>
          <table:table-cell table:style-name="Table5.B2" office:value-type="string">
            <text:p text:style-name="P142">B: FS2&gt;US2 t=2.50, p=0.03</text:p>
          </table:table-cell>
        </table:table-row>
        <table:table-row>
          <table:table-cell table:style-name="Table5.A2" office:value-type="string">
            <text:p text:style-name="P138">Right pallidum</text:p>
          </table:table-cell>
          <table:table-cell table:style-name="Table5.B2" office:value-type="string">
            <text:p text:style-name="P142">I2&gt;S2 t=2.15, p=0.04</text:p>
            <text:p text:style-name="P142">B: FI2&gt;UI2 t=2.62, p=0.02</text:p>
            <text:p text:style-name="P142">B: FI1&lt;FI2 t=-2.64, p=0.02</text:p>
          </table:table-cell>
        </table:table-row>
      </table:table>
      <text:p text:style-name="P2"/>
      <text:p text:style-name="P3">Cerebellum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35">Harvard Oxford Number</text:p>
          </table:table-cell>
          <table:table-cell table:style-name="Table6.B1" office:value-type="string">
            <text:p text:style-name="P135"/>
          </table:table-cell>
        </table:table-row>
        <table:table-row>
          <table:table-cell table:style-name="Table6.A2" office:value-type="string">
            <text:p text:style-name="P143">10_L</text:p>
          </table:table-cell>
          <table:table-cell table:style-name="Table6.B2" office:value-type="string">
            <text:p text:style-name="P68">Session 1 ANOVA (4 stim types) – <text:span text:style-name="T1">F(3,72)=3.20, p=0.03</text:span></text:p>
            <text:p text:style-name="P106">A&lt;S t=-2.49, p=0.02</text:p>
            <text:p text:style-name="P106">A&lt;W t=-2.19, p=0.04</text:p>
            <text:p text:style-name="P106">A1&lt;S1 t=-2.77, p=0.01</text:p>
            <text:p text:style-name="P106">A1&lt;W1 t=-2.47, p=0.02</text:p>
          </table:table-cell>
        </table:table-row>
        <table:table-row>
          <table:table-cell table:style-name="Table6.A2" office:value-type="string">
            <text:p text:style-name="P143">10_R</text:p>
          </table:table-cell>
          <table:table-cell table:style-name="Table6.B2" office:value-type="string">
            <text:p text:style-name="P144">A: FW2&lt;UW2 t=-2.44, p=0.03</text:p>
            <text:p text:style-name="P144">A: FW1&gt; FW2 t=3.14, p=0.009</text:p>
            <text:p text:style-name="P144">ALL: US1&gt;US2, t=2.88, p=0.007</text:p>
          </table:table-cell>
        </table:table-row>
        <table:table-row>
          <table:table-cell table:style-name="Table6.A2" office:value-type="string">
            <text:p text:style-name="P143">3_L</text:p>
          </table:table-cell>
          <table:table-cell table:style-name="Table6.B2" office:value-type="string">
            <text:p text:style-name="P69">Session <text:span text:style-name="T13">2</text:span> ANOVA (4 stim types) – <text:span text:style-name="T1">F(3,72)=3.33 p=0.024</text:span></text:p>
            <text:p text:style-name="P90">Sessi<text:span text:style-name="T7">o</text:span>n1&amp;2 F(3,72)=<text:span text:style-name="T13">3.36, p=0.023</text:span></text:p>
            <text:p text:style-name="P107">S&gt;W t=3.3, p=0.003</text:p>
            <text:p text:style-name="P107">A2&gt;S2 t=-2.19, p=0.04</text:p>
            <text:p text:style-name="P107">S2&gt;W2 t=2.81, p=0.008</text:p>
          </table:table-cell>
        </table:table-row>
        <table:table-row>
          <table:table-cell table:style-name="Table6.A2" office:value-type="string">
            <text:p text:style-name="P143">3_R</text:p>
          </table:table-cell>
          <table:table-cell table:style-name="Table6.B2" office:value-type="string">
            <text:p text:style-name="P144">I2&lt;W2 t=-2.36, p=0.025</text:p>
            <text:p text:style-name="P144">A: FW1&lt; FW2 t=-2.50, p=0.023</text:p>
            <text:p text:style-name="P144">ALL: FW1&lt;FW2 t=-2.85, p=0.007</text:p>
          </table:table-cell>
        </table:table-row>
        <table:table-row>
          <table:table-cell table:style-name="Table6.A2" office:value-type="string">
            <text:p text:style-name="P143">4_5_L</text:p>
          </table:table-cell>
          <table:table-cell table:style-name="Table6.B2" office:value-type="string">
            <text:p text:style-name="P70">Session <text:span text:style-name="T14">1</text:span> ANOVA (4 stim types) – <text:span text:style-name="T1">F(3,72)=3.31, p=0.0247</text:span></text:p>
            <text:p text:style-name="P91">Sessi<text:span text:style-name="T7">o</text:span>n1&amp;2 F(3,72)=<text:span text:style-name="T14">4.54, p=0.006</text:span></text:p>
            <text:p text:style-name="P108">I&lt;S t=-2.55, p=0.02</text:p>
            <text:p text:style-name="P54">S&gt;W t=3.84, p&lt;0.001 <text:span text:style-name="T1">(FDR p=0.025)</text:span></text:p>
            <text:p text:style-name="P108">A1&gt;I1 t=2.33, p=0.03</text:p>
            <text:p text:style-name="P108">A1&gt;W1 t=2.25, p=0.03</text:p>
            <text:p text:style-name="P108">I1&lt;S1 t=-2.21, p=0.03</text:p>
            <text:p text:style-name="P108">S1&gt;W1 t=2.12, p=0.04</text:p>
            <text:p text:style-name="P108">S2&gt;W2 t=2.10, p=0.04</text:p>
            <text:p text:style-name="P108">B: FW2&lt;UW2 t=-2.62, p=0.024</text:p>
            <text:p text:style-name="P108">B: FI1&lt;FI2 t=-2.58, p=0.021</text:p>
            <text:p text:style-name="P108">B: FW1&lt;FW2 t=-2.66, p=0.02</text:p>
            <text:p text:style-name="P108">ALL: FI1&lt;FI2 t=-2.93, p=0.006</text:p>
          </table:table-cell>
        </table:table-row>
        <table:table-row>
          <table:table-cell table:style-name="Table6.A2" office:value-type="string">
            <text:p text:style-name="P143">4_5_R</text:p>
          </table:table-cell>
          <table:table-cell table:style-name="Table6.B2" office:value-type="string">
            <text:p text:style-name="P145">A2&lt;I2 t=-2.17, p=0.04</text:p>
            <text:p text:style-name="P145">A2&lt;W2 t=-2.35, p=0.024</text:p>
            <text:p text:style-name="P145">A: FI2&gt;UI2 t=2.91, p=0.01</text:p>
            <text:p text:style-name="P145">A: FI1&lt;FI2, t=-2.38, p=0.03</text:p>
          </table:table-cell>
        </table:table-row>
        <table:table-row>
          <table:table-cell table:style-name="Table6.A2" office:value-type="string">
            <text:p text:style-name="P143">6_L</text:p>
          </table:table-cell>
          <table:table-cell table:style-name="Table6.B2" office:value-type="string">
            <text:p text:style-name="P23">Session <text:span text:style-name="T14">1</text:span> ANOVA – <text:span text:style-name="T1">F(3,72)=6.35, p&lt;0.001 (FDR p=0.018)</text:span></text:p>
            <text:p text:style-name="P71">Session <text:span text:style-name="T15">2</text:span> ANOVA (4 stim types) – <text:span text:style-name="T1">F(3,72)=2.84, p =0.04</text:span></text:p>
            <text:p text:style-name="P92">Sessi<text:span text:style-name="T7">o</text:span>n1&amp;2 F(3,72)=<text:span text:style-name="T15">3.37, p=0.02</text:span></text:p>
            <text:p text:style-name="P109">I&lt;S t=-2.56, p=0.01</text:p>
            <text:p text:style-name="P109">I&lt;W t=-2.77, p=0.009</text:p>
            <text:p text:style-name="P55">A1&gt;I1 t=4.68, p&lt;0.001 <text:span text:style-name="T1">(FDR p=0.002)</text:span></text:p>
            <text:p text:style-name="P55">I1&lt;S1 t=-3.23, p=0.003 <text:span text:style-name="T1">(FDR p=0.035)</text:span></text:p>
            <text:p text:style-name="P55">I1&lt;W1 t=-3.47, p=0.002 <text:span text:style-name="T1">(FDR p=0.027)</text:span></text:p>
            <text:p text:style-name="P109">A2&lt;S2 t=-2.54, p=0.02</text:p>
            <text:p text:style-name="P109">A2&lt;W2 t=-2.33, p=0.03</text:p>
            <text:p text:style-name="P109">A: FI1&lt;FI2 t=-2.78, p=0.01</text:p>
            <text:p text:style-name="P109">ALL: FI1&lt;FI2 t=-2.65, p=0.01</text:p>
            <text:p text:style-name="P109">ALL: UA1&gt;UA2 t=2.35, p=0.02</text:p>
          </table:table-cell>
        </table:table-row>
        <table:table-row>
          <table:table-cell table:style-name="Table6.A2" office:value-type="string">
            <text:p text:style-name="P143">6_R</text:p>
          </table:table-cell>
          <table:table-cell table:style-name="Table6.B2" office:value-type="string">
            <text:p text:style-name="P146">A: FW2&gt;UW2 t=2.67, p=0.02</text:p>
          </table:table-cell>
        </table:table-row>
        <table:table-row table:style-name="Table6.10">
          <table:table-cell table:style-name="Table6.A2" office:value-type="string">
            <text:p text:style-name="P143">7b_L</text:p>
          </table:table-cell>
          <table:table-cell table:style-name="Table6.B2" office:value-type="string">
            <text:p text:style-name="P72">Session <text:span text:style-name="T14">1</text:span> ANOVA (4 stim types) – <text:span text:style-name="T1">F(3,72)=3.16, p=0.03</text:span></text:p>
            <text:p text:style-name="P93">Sessi<text:span text:style-name="T7">o</text:span>n1&amp;2 F(3,72)=<text:span text:style-name="T15">3.71, p=0.02</text:span></text:p>
            <text:p text:style-name="P110">I&lt;S t=-3.24, p=0.003</text:p>
            <text:p text:style-name="P110">A1&lt;S1 t=-2.19, p=0.04</text:p>
            <text:p text:style-name="P110">I1&lt;S1 t=-2.64, p=0.01</text:p>
            <text:p text:style-name="P110">S1&gt;W1 t=2.60, p=0.01</text:p>
            <text:p text:style-name="P110"><text:soft-page-break/>A: FS2&lt;US2 t=-2.77, p=0.01</text:p>
          </table:table-cell>
        </table:table-row>
        <table:table-row>
          <table:table-cell table:style-name="Table6.A2" office:value-type="string">
            <text:p text:style-name="P143">7b_R</text:p>
          </table:table-cell>
          <table:table-cell table:style-name="Table6.B2" office:value-type="string">
            <text:p text:style-name="P23">Session <text:span text:style-name="T16">2</text:span> ANOVA (4 stim) – <text:span text:style-name="T1">F(3,72)=6.21, p&lt;0.001 (FDR p=0.012)</text:span></text:p>
            <text:p text:style-name="P130">Sessi<text:span text:style-name="T7">o</text:span>n1&amp;2 F(3,72)=<text:span text:style-name="T15">3.98, p=0.01 (FDR p=0.057)</text:span></text:p>
            <text:p text:style-name="P111">A&lt;S t=-2.22, p=0.03</text:p>
            <text:p text:style-name="P56">I&lt;S t=-3.92, p&lt;0.001 <text:span text:style-name="T1">(FDR p=0.009)</text:span></text:p>
            <text:p text:style-name="P111">A2&lt;S2 t=-2.20, p=0.03</text:p>
            <text:p text:style-name="P56">I2&lt;S2 t=-4.74, p&lt;0.001 <text:span text:style-name="T1">(FDR p=0.003)</text:span></text:p>
            <text:p text:style-name="P111">I<text:span text:style-name="T51">2&lt;W2 t=-2.79, p=0.009 </text:span><text:span text:style-name="T50">(FDR p=0.057)</text:span></text:p>
            <text:p text:style-name="P131">A: FI1&gt;FI2 t=3.01, p=0.009 <text:span text:style-name="T43">(FDR p=0.057)</text:span></text:p>
            <text:p text:style-name="P131">B: FS2&gt;US2 t=3.05, p=0.009 <text:span text:style-name="T43">(FDR p=0.057)</text:span></text:p>
            <text:p text:style-name="P111">B: FS1&lt;FS2 t=-2.34, p=0.03</text:p>
            <text:p text:style-name="P111">B: FW1&lt;FW2 t=-2.19, p=0.04</text:p>
            <text:p text:style-name="P131">ALL: FI1&gt;FI2 t=2.71, p=0.01 <text:span text:style-name="T43">(FDR p=0.057)</text:span></text:p>
            <text:p text:style-name="P131">ALL: FS1&lt;FS2, t=-2.65, p=0.01 <text:span text:style-name="T43">(FDR p=0.057)</text:span></text:p>
            <text:p text:style-name="P127">ANOVA – <text:span text:style-name="T42">F</text:span>am Ses1<text:span text:style-name="T43">&amp;2</text:span> F(<text:span text:style-name="T43">7,139</text:span>)=<text:span text:style-name="T43">3.06</text:span> (FDR p=0.<text:span text:style-name="T42">051</text:span>)</text:p>
            <text:p text:style-name="P10">ANOVA – <text:span text:style-name="T43">F</text:span>am Ses<text:span text:style-name="T43">2</text:span> F(3,72)=<text:span text:style-name="T42">6.85</text:span> (FDR p=0.0<text:span text:style-name="T42">08</text:span>)</text:p>
          </table:table-cell>
        </table:table-row>
        <table:table-row>
          <table:table-cell table:style-name="Table6.A2" office:value-type="string">
            <text:p text:style-name="P147">8_L</text:p>
          </table:table-cell>
          <table:table-cell table:style-name="Table6.B2" office:value-type="string">
            <text:p text:style-name="P73">Session <text:span text:style-name="T17">1</text:span> ANOVA (4 stim types) – <text:span text:style-name="T1">F(3,72)=3.01, p=-0.03</text:span></text:p>
            <text:p text:style-name="P94">Sessi<text:span text:style-name="T7">o</text:span>n1&amp;2 F(3,72)=<text:span text:style-name="T15">3.90, p=0.01</text:span></text:p>
            <text:p text:style-name="P62">A&gt;I t=3.03, p=0.005 <text:span text:style-name="T44">(FDR p=0.047)</text:span></text:p>
            <text:p text:style-name="P62">I&lt;S t=-3.25, p=0.003 <text:span text:style-name="T44">(FDR p=0.047)</text:span></text:p>
            <text:p text:style-name="P112">A1&gt;I1 t=2.54, p=0.02</text:p>
            <text:p text:style-name="P62">I1&lt;S1 t=-3.15, p=0.003 <text:span text:style-name="T44">(FDR p=0.047)</text:span></text:p>
            <text:p text:style-name="P11">ANOVA – <text:span text:style-name="T44">Unf</text:span>am Ses1<text:span text:style-name="T44">&amp;2</text:span> F(<text:span text:style-name="T44">7,139</text:span>)=<text:span text:style-name="T44">3.10</text:span> (FDR p=0.<text:span text:style-name="T42">047</text:span>)</text:p>
            <text:p text:style-name="P11">ANOVA – <text:span text:style-name="T36">Unf</text:span>am Ses1 F(3,72)=<text:span text:style-name="T42">6.0</text:span> (FDR p=0.0<text:span text:style-name="T44">47</text:span>)</text:p>
          </table:table-cell>
        </table:table-row>
        <table:table-row>
          <table:table-cell table:style-name="Table6.A2" office:value-type="string">
            <text:p text:style-name="P147">8_R</text:p>
          </table:table-cell>
          <table:table-cell table:style-name="Table6.B2" office:value-type="string">
            <text:p text:style-name="P148">A&gt;I t=2.15, p=0.04</text:p>
            <text:p text:style-name="P148">I&lt;S t=-2.63, p=0.01</text:p>
            <text:p text:style-name="P148">A1&gt;W1 t=2.24, p=0.03</text:p>
            <text:p text:style-name="P148">S1&gt;W1 t=2.23, p=0.03</text:p>
            <text:p text:style-name="P148">I2&lt;S2 t=-2.17, p=0.04</text:p>
            <text:p text:style-name="P148">I2&lt;W2 t=-2.63, p=0.01</text:p>
            <text:p text:style-name="P148">B: FI1&gt;FI2 t=2.39, p=0.03</text:p>
            <text:p text:style-name="P148">ALL: FI1&gt;FI2 t=2.63, p=0.01</text:p>
            <text:p text:style-name="P148">ALL: FW1&lt;FW2 t=-2.24, p=0.03</text:p>
          </table:table-cell>
        </table:table-row>
        <table:table-row>
          <table:table-cell table:style-name="Table6.A2" office:value-type="string">
            <text:p text:style-name="P147">9_L </text:p>
          </table:table-cell>
          <table:table-cell table:style-name="Table6.B2" office:value-type="string">
            <text:p text:style-name="P74">Session <text:span text:style-name="T18">2 </text:span>ANOVA (4 stim types) – <text:span text:style-name="T1">F(3,72)=4.45, p=0.007</text:span></text:p>
            <text:p text:style-name="P95">Sessi<text:span text:style-name="T7">o</text:span>n1&amp;2 F(3,72)=<text:span text:style-name="T18">4.60, p=0.005</text:span></text:p>
            <text:p text:style-name="P132">A&gt;I t=3.34, p=0.002 <text:span text:style-name="T1">(FDR p=0.054)</text:span></text:p>
            <text:p text:style-name="P113">I&lt;S t=-2.61, p=0.01</text:p>
            <text:p text:style-name="P113">I&lt;W t=-2.31, p=0.03</text:p>
            <text:p text:style-name="P132">A2&gt;I2 t=3.38, p=0.002 <text:span text:style-name="T1">(FDR p=0.054)</text:span></text:p>
            <text:p text:style-name="P113">I2&lt;S2 t=-2.55, p=0.02</text:p>
            <text:p text:style-name="P113">I2&lt;W2 t=-2.43, p=0.02</text:p>
            <text:p text:style-name="P113">ALL: FA1&lt;FA2 t=-2.15, p=0.04</text:p>
            <text:p text:style-name="P113"/>
          </table:table-cell>
        </table:table-row>
        <table:table-row>
          <table:table-cell table:style-name="Table6.A2" office:value-type="string">
            <text:p text:style-name="P147">9_R</text:p>
          </table:table-cell>
          <table:table-cell table:style-name="Table6.B2" office:value-type="string">
            <text:p text:style-name="P75">Session <text:span text:style-name="T18">2 </text:span>ANOVA (4 stim types) – <text:span text:style-name="T1">F(3,72)=3.37, p=0.02</text:span></text:p>
            <text:p text:style-name="P114">A&gt;I t=2.57, p=0.01</text:p>
            <text:p text:style-name="P114">I&lt;W t=-2.17, p=0.04</text:p>
            <text:p text:style-name="P114">A2&gt;I2 t=2.97, p=0.006</text:p>
            <text:p text:style-name="P114">B: FI2&gt;UI2 t=-2.25, p=0.04</text:p>
            <text:p text:style-name="P114">ALL: FI1&gt;FI2 t=2.39, p=0.02</text:p>
          </table:table-cell>
        </table:table-row>
        <table:table-row>
          <table:table-cell table:style-name="Table6.A2" office:value-type="string">
            <text:p text:style-name="P147">Crus1_L</text:p>
          </table:table-cell>
          <table:table-cell table:style-name="Table6.B2" office:value-type="string">
            <text:p text:style-name="P149">None</text:p>
          </table:table-cell>
        </table:table-row>
        <table:table-row>
          <table:table-cell table:style-name="Table6.A2" office:value-type="string">
            <text:p text:style-name="P147">Crus1_R</text:p>
          </table:table-cell>
          <table:table-cell table:style-name="Table6.B2" office:value-type="string">
            <text:p text:style-name="P149">None</text:p>
          </table:table-cell>
        </table:table-row>
        <table:table-row>
          <table:table-cell table:style-name="Table6.A2" office:value-type="string">
            <text:p text:style-name="P147">Crus2_L</text:p>
          </table:table-cell>
          <table:table-cell table:style-name="Table6.B2" office:value-type="string">
            <text:p text:style-name="P76">Session <text:span text:style-name="T19">1 </text:span>ANOVA (4 stim types) – <text:span text:style-name="T1">F(3,72)=3.83, p=0.01</text:span></text:p>
            <text:p text:style-name="P115">A1&lt;S1 t=-3.02, p=0.005</text:p>
          </table:table-cell>
        </table:table-row>
        <table:table-row>
          <table:table-cell table:style-name="Table6.A2" office:value-type="string">
            <text:p text:style-name="P147">Crus2_R</text:p>
          </table:table-cell>
          <table:table-cell table:style-name="Table6.B2" office:value-type="string">
            <text:p text:style-name="P150">None </text:p>
          </table:table-cell>
        </table:table-row>
        <table:table-row>
          <table:table-cell table:style-name="Table6.A2" office:value-type="string">
            <text:p text:style-name="P147">Vermis_9</text:p>
          </table:table-cell>
          <table:table-cell table:style-name="Table6.B2" office:value-type="string">
            <text:p text:style-name="P24">Session <text:span text:style-name="T20">1 </text:span>ANOVA (4 stim) – <text:span text:style-name="T1">F(3,72)=6.28, p&lt;0.001 (FDR p=0.019)</text:span></text:p>
            <text:p text:style-name="P39"><text:soft-page-break/>Sessi<text:span text:style-name="T7">o</text:span>n1&amp;2 F(3,72)=<text:span text:style-name="T18">4.20, p=0.009 (FDR p=0.049)</text:span></text:p>
            <text:p text:style-name="P116">A&lt;I t=-2.41, p=0.02</text:p>
            <text:p text:style-name="P57">A&lt;S t=-3.04, p=0.005 <text:span text:style-name="T1">(FDR p=0.043)</text:span></text:p>
            <text:p text:style-name="P57">A&lt;W t=-2.99. P=0.005 <text:span text:style-name="T1">(FDR p=0.043)</text:span></text:p>
            <text:p text:style-name="P57">A1&lt;I1 t=-4.04, p&lt;0.001 <text:span text:style-name="T1">(FDR p=0.014)</text:span></text:p>
            <text:p text:style-name="P57">A1&lt;S1 t=-3.12, p=0.004 <text:span text:style-name="T1">(FDR p=0.043)</text:span></text:p>
            <text:p text:style-name="P57">A1&lt;W1 t=-3.31, p=0.002 <text:span text:style-name="T1">(FDR p=0.037)</text:span></text:p>
            <text:p text:style-name="P58">A: FA1&lt;FA2 t=-3.21, p=0.008 <text:span text:style-name="T45">(FDR p=0.049)</text:span></text:p>
            <text:p text:style-name="P57">ALL: FA1&lt;FA2 t=-2.96, p=0.006 <text:span text:style-name="T1">(FDR p=0.043)</text:span></text:p>
          </table:table-cell>
        </table:table-row>
        <table:table-row>
          <table:table-cell table:style-name="Table6.A2" office:value-type="string">
            <text:p text:style-name="P147">Vermis_8</text:p>
          </table:table-cell>
          <table:table-cell table:style-name="Table6.B2" office:value-type="string">
            <text:p text:style-name="P77">Session <text:span text:style-name="T21">2 </text:span>ANOVA (4 stim types) – <text:span text:style-name="T1">F(3,72)=3.90, p=0.01</text:span></text:p>
            <text:p text:style-name="P96">Sessi<text:span text:style-name="T7">o</text:span>n1&amp;2 F(3,72)=<text:span text:style-name="T21">5.26, p=0.003</text:span></text:p>
            <text:p text:style-name="P59">A&lt;S t=-3.61, p&lt;0.001 <text:span text:style-name="T32">(FDR p=0.049)</text:span></text:p>
            <text:p text:style-name="P117">A&lt;W t=-2.55, p=0.02</text:p>
            <text:p text:style-name="P117">I&lt;S t=-2.65, p=0.01</text:p>
            <text:p text:style-name="P117">A1&lt;S1 t=-2.33, p=0.03</text:p>
            <text:p text:style-name="P117">A2&lt;S2 t=-2.95, p=0.006</text:p>
            <text:p text:style-name="P117">A2&lt;W2 t=-2.75, p=0.009</text:p>
          </table:table-cell>
        </table:table-row>
        <table:table-row>
          <table:table-cell table:style-name="Table6.A2" office:value-type="string">
            <text:p text:style-name="P147">Vermis_7</text:p>
          </table:table-cell>
          <table:table-cell table:style-name="Table6.B2" office:value-type="string">
            <text:p text:style-name="P78">Session <text:span text:style-name="T22">1 </text:span>ANOVA (4 stim types) – <text:span text:style-name="T1">F(3,72)=3.17, p=0.03</text:span></text:p>
            <text:p text:style-name="P78">Session <text:span text:style-name="T21">2 </text:span>ANOVA (4 stim types) – <text:span text:style-name="T1">F(3,72)=3.94, p=0.01</text:span></text:p>
            <text:p text:style-name="P40">Sessi<text:span text:style-name="T7">o</text:span>n1&amp;2 F(3,72)=<text:span text:style-name="T21">5.67, p=0.001 (FDR p=0.039)</text:span></text:p>
            <text:p text:style-name="P118">A&lt;S t=-2.97, p=0.005</text:p>
            <text:p text:style-name="P60">I&lt;S t=-3.49, p=0.001 <text:span text:style-name="T32">(FDR p=0.039)</text:span></text:p>
            <text:p text:style-name="P118">I&lt;W t=-2.55, p=0.02</text:p>
            <text:p text:style-name="P118">I1&lt;S1 t=-2.69, p=0.01</text:p>
            <text:p text:style-name="P118">A2&lt;S2 t=-2.80, p=0.008</text:p>
            <text:p text:style-name="P118">A2&lt;W2 t=-2.12, p=0.04</text:p>
            <text:p text:style-name="P118">I2&lt;S2 t=-2.61, p=0.01</text:p>
            <text:p text:style-name="P118">A: FI2&gt;UI2 t=2.66, p=0.02</text:p>
            <text:p text:style-name="P118">A: FI1&lt;FI2 t=-2.32, p=0.03</text:p>
          </table:table-cell>
        </table:table-row>
        <table:table-row>
          <table:table-cell table:style-name="Table6.A2" office:value-type="string">
            <text:p text:style-name="P147">Vermis_6</text:p>
          </table:table-cell>
          <table:table-cell table:style-name="Table6.B2" office:value-type="string">
            <text:p text:style-name="P25">Session <text:span text:style-name="T22">1 </text:span>ANOVA (4 stim) – <text:span text:style-name="T1">F(3,72)=5.96, p=0.001 (FDR p=0.028)</text:span></text:p>
            <text:p text:style-name="P118">I&lt;S t=-2.25, p=0.03</text:p>
            <text:p text:style-name="P118">A1&lt;S1 t=-2.77, p=0.009 </text:p>
            <text:p text:style-name="P60">I1&lt;S1 t=-3.60, p=0.001 <text:span text:style-name="T32">(FDR p=0.028)</text:span></text:p>
            <text:p text:style-name="P119">I1&lt;W1 t=-2.82, p=0.008 </text:p>
            <text:p text:style-name="P60">A: FI2&gt;UI2 t=3.39, p=0.003 <text:span text:style-name="T32">(FDR p=0.036)</text:span></text:p>
            <text:p text:style-name="P118">A: FA1&lt;FA2 t=-2.80, p=0.01 </text:p>
            <text:p text:style-name="P60">A: FI1&lt;FI2 t=-3.42, p=0.003 <text:span text:style-name="T32">(FDR p=0.036)</text:span></text:p>
            <text:p text:style-name="P118">ALL: FA1&lt;FA2 t=-2.24, p=0.03</text:p>
            <text:p text:style-name="P60">ALL: FI1&lt;FI2 t=-3.14, p=0.003 <text:span text:style-name="T32">(FDR p=0.036)</text:span></text:p>
          </table:table-cell>
        </table:table-row>
        <table:table-row>
          <table:table-cell table:style-name="Table6.A2" office:value-type="string">
            <text:p text:style-name="P147">Vermis_4_5</text:p>
          </table:table-cell>
          <table:table-cell table:style-name="Table6.B2" office:value-type="string">
            <text:p text:style-name="P79">Session <text:span text:style-name="T22">1 </text:span>ANOVA (4 stim types) – <text:span text:style-name="T1">F(3,72)=3.52, p=0.02</text:span></text:p>
            <text:p text:style-name="P120">I&lt;S t=-2.57, p=0.01</text:p>
            <text:p text:style-name="P120">S&gt;W t=2.16, p=0.04</text:p>
            <text:p text:style-name="P61">A1&gt;I1 t=3.03, p=0.004 <text:span text:style-name="T32">(FDR p=0.046)</text:span></text:p>
            <text:p text:style-name="P120">I1&gt;S1 t=-2.45, p=0.02</text:p>
            <text:p text:style-name="P120">I1&lt;W1 t=-2.31, p=0.03</text:p>
            <text:p text:style-name="P120">S2&gt;W2 t=2.51, p=0.02</text:p>
            <text:p text:style-name="P61">A: FI2&gt;UI2 t=3.73, p=0.002 <text:span text:style-name="T32">(FDR p=0.023)</text:span></text:p>
            <text:p text:style-name="P61">A: FI1&lt;FI2 t=-3.74, p=0.002 <text:span text:style-name="T32">(FDR p=0.023)</text:span></text:p>
            <text:p text:style-name="P120">B: FW2&lt;UW2 t=-3.03, p=0.008</text:p>
            <text:p text:style-name="P120">B: FI1&lt;FI2 t=-2.30, p=0.04</text:p>
            <text:p text:style-name="P61">ALL: FI1&lt;FI2 t=-4.19, p&lt;0.001 <text:span text:style-name="T32">(FDR p=0.010)</text:span></text:p>
            <text:p text:style-name="P12">ANOVA – <text:span text:style-name="T42">F</text:span>am Ses1<text:span text:style-name="T46">&amp;2</text:span> F(<text:span text:style-name="T46">7,144</text:span>)=<text:span text:style-name="T46">3.52</text:span> (FDR p=0.<text:span text:style-name="T42">023</text:span>)</text:p>
          </table:table-cell>
        </table:table-row>
        <table:table-row>
          <table:table-cell table:style-name="Table6.A2" office:value-type="string">
            <text:p text:style-name="P147">Vermis_3</text:p>
          </table:table-cell>
          <table:table-cell table:style-name="Table6.B2" office:value-type="string">
            <text:p text:style-name="P151">I2&gt;W2 t=2.19, p=0.04</text:p>
            <text:p text:style-name="P151">A: FI1&lt;FI2 t=-2.95, p=0.009</text:p>
            <text:p text:style-name="P151">B: FI2&lt;UI2 t=-3.65, p=0.002</text:p>
            <text:p text:style-name="P151">ALL: FI1&lt;FI2 t=-2.12, p=0.04</text:p>
            <text:p text:style-name="P151"/>
          </table:table-cell>
        </table:table-row>
        <text:soft-page-break/>
        <table:table-row>
          <table:table-cell table:style-name="Table6.A2" office:value-type="string">
            <text:p text:style-name="P147">Vermis_1_2</text:p>
          </table:table-cell>
          <table:table-cell table:style-name="Table6.B2" office:value-type="string">
            <text:p text:style-name="P152">A: FA2&gt;UA2 t=3.23, p=0.006</text:p>
            <text:p text:style-name="P152">A: FA1&lt;FA2 t=-2.75, p=0.02</text:p>
            <text:p text:style-name="P158">B: FA2&gt;UA2 t=-4.03, p=0.001 <text:span text:style-name="T27">(FDR p=</text:span><text:span text:style-name="T28">0.05</text:span><text:span text:style-name="T30">8</text:span><text:span text:style-name="T28">)</text:span></text:p>
          </table:table-cell>
        </table:table-row>
        <table:table-row>
          <table:table-cell table:style-name="Table6.A2" office:value-type="string">
            <text:p text:style-name="P147">Vermis_10</text:p>
          </table:table-cell>
          <table:table-cell table:style-name="Table6.B2" office:value-type="string">
            <text:p text:style-name="P156">A2&gt;I2 t=3.02, p=0.005 </text:p>
            <text:p text:style-name="P153">A: FA2&gt;UA2 t=2.87, p=0.01</text:p>
            <text:p text:style-name="P155">A: FI2&lt;UI2 t=-4.09, p=0.001 <text:span text:style-name="T27">(FDR p=</text:span><text:span text:style-name="T28">0.02</text:span><text:span text:style-name="T30">6</text:span><text:span text:style-name="T28">)</text:span></text:p>
            <text:p text:style-name="P155">A: FA1&lt;FA2, t=-4.21, p&lt;0.00<text:span text:style-name="T33">1 </text:span><text:span text:style-name="T27">(FDR p=</text:span><text:span text:style-name="T28">0.02</text:span><text:span text:style-name="T30">6</text:span><text:span text:style-name="T28">)</text:span></text:p>
            <text:p text:style-name="P156">A: FI1&gt;FI2 t=3.44, p=0.005</text:p>
            <text:p text:style-name="P153">A: FW1&lt;FW2 t=-2.71, p=0.02</text:p>
            <text:p text:style-name="P153">ALL: FA1&lt;FA2, t=-2.20, p=0.04</text:p>
            <text:p text:style-name="P153">ALL: US1&lt;US2 t=-2.29, p=0.03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10:04:40.021000000</meta:creation-date>
    <dc:date>2019-04-02T15:58:51.279000000</dc:date>
    <meta:editing-duration>PT7H30M18S</meta:editing-duration>
    <meta:editing-cycles>84</meta:editing-cycles>
    <meta:generator>LibreOffice/6.1.2.1$Windows_X86_64 LibreOffice_project/65905a128db06ba48db947242809d14d3f9a93fe</meta:generator>
    <meta:document-statistic meta:table-count="6" meta:image-count="0" meta:object-count="0" meta:page-count="10" meta:paragraph-count="491" meta:word-count="2126" meta:character-count="14826" meta:non-whitespace-character-count="13104"/>
  </office:meta>
</office:document-meta>
</file>